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5ff6939" fo:background-color="transparent" style:font-weight-asian="bold" style:font-weight-complex="bold"/>
    </style:style>
    <style:style style:name="P2" style:family="paragraph" style:parent-style-name="Standard">
      <style:text-properties fo:font-size="6pt" fo:language="en" fo:country="US" fo:font-weight="bold" officeooo:rsid="00119e79" officeooo:paragraph-rsid="05ff6939" fo:background-color="#ffff00" style:font-size-asian="5.25pt" style:font-weight-asian="bold" style:font-size-complex="6pt" style:font-weight-complex="bold"/>
    </style:style>
    <style:style style:name="P3" style:family="paragraph" style:parent-style-name="Standard">
      <style:text-properties officeooo:paragraph-rsid="05ff6939"/>
    </style:style>
    <style:style style:name="P4" style:family="paragraph" style:parent-style-name="Standard">
      <style:text-properties fo:language="en" fo:country="US" fo:font-weight="bold" officeooo:rsid="0032f19b" officeooo:paragraph-rsid="05ff6939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e4eb8" officeooo:paragraph-rsid="05ff6939" style:font-weight-asian="bold" style:font-weight-complex="bold"/>
    </style:style>
    <style:style style:name="P6" style:family="paragraph" style:parent-style-name="Standard">
      <style:text-properties fo:language="en" fo:country="US" officeooo:paragraph-rsid="06b3db9f"/>
    </style:style>
    <style:style style:name="P7" style:family="paragraph" style:parent-style-name="Standard">
      <style:text-properties fo:font-size="6pt" fo:language="en" fo:country="US" fo:font-weight="bold" officeooo:rsid="001e4eb8" officeooo:paragraph-rsid="06b3db9f" style:font-size-asian="6pt" style:font-weight-asian="bold" style:font-size-complex="6pt" style:font-weight-complex="bold"/>
    </style:style>
    <style:style style:name="P8" style:family="paragraph" style:parent-style-name="Standard">
      <style:text-properties officeooo:paragraph-rsid="074c0cdd"/>
    </style:style>
    <style:style style:name="P9" style:family="paragraph" style:parent-style-name="Standard">
      <style:text-properties officeooo:rsid="07089210" officeooo:paragraph-rsid="070760dd"/>
    </style:style>
    <style:style style:name="P10" style:family="paragraph" style:parent-style-name="Standard">
      <style:text-properties officeooo:paragraph-rsid="07430c66"/>
    </style:style>
    <style:style style:name="P11" style:family="paragraph" style:parent-style-name="Standard">
      <style:text-properties officeooo:rsid="0721ca41" officeooo:paragraph-rsid="0721b05b"/>
    </style:style>
    <style:style style:name="P12" style:family="paragraph" style:parent-style-name="Standard">
      <style:text-properties officeooo:paragraph-rsid="0722b876"/>
    </style:style>
    <style:style style:name="P13" style:family="paragraph" style:parent-style-name="Standard">
      <style:text-properties fo:language="en" fo:country="US" officeooo:rsid="07099d6a" officeooo:paragraph-rsid="0721b05b" fo:background-color="transparent"/>
    </style:style>
    <style:style style:name="P14" style:family="paragraph" style:parent-style-name="Standard">
      <style:text-properties officeooo:paragraph-rsid="07263705"/>
    </style:style>
    <style:style style:name="P15" style:family="paragraph" style:parent-style-name="Standard">
      <style:text-properties officeooo:paragraph-rsid="0726fa4b"/>
    </style:style>
    <style:style style:name="P16" style:family="paragraph" style:parent-style-name="Standard">
      <style:text-properties fo:language="en" fo:country="US" officeooo:rsid="0726fa4b" officeooo:paragraph-rsid="0726fa4b" fo:background-color="transparent"/>
    </style:style>
    <style:style style:name="P17" style:family="paragraph" style:parent-style-name="Standard">
      <style:text-properties fo:language="en" fo:country="US" fo:font-style="normal" fo:font-weight="normal" officeooo:rsid="06e0ce76" officeooo:paragraph-rsid="07263705" fo:background-color="#ddddd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fo:font-weight="normal" officeooo:rsid="00d88c8c" officeooo:paragraph-rsid="0726fa4b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d88c8c" officeooo:paragraph-rsid="0726fa4b" style:font-weight-asian="normal" style:font-weight-complex="normal"/>
    </style:style>
    <style:style style:name="P20" style:family="paragraph" style:parent-style-name="Standard">
      <style:text-properties officeooo:paragraph-rsid="072b06d6"/>
    </style:style>
    <style:style style:name="P21" style:family="paragraph" style:parent-style-name="Standard">
      <style:text-properties fo:language="en" fo:country="US" fo:font-style="normal" fo:font-weight="normal" officeooo:rsid="06e0ce76" officeooo:paragraph-rsid="072b06d6" fo:background-color="#ddddd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officeooo:rsid="07308e31" officeooo:paragraph-rsid="07308e31" fo:background-color="transparent"/>
    </style:style>
    <style:style style:name="P23" style:family="paragraph" style:parent-style-name="Standard">
      <style:text-properties officeooo:paragraph-rsid="0735b505"/>
    </style:style>
    <style:style style:name="P24" style:family="paragraph" style:parent-style-name="Standard">
      <style:text-properties officeooo:paragraph-rsid="07361996"/>
    </style:style>
    <style:style style:name="P25" style:family="paragraph" style:parent-style-name="Standard">
      <style:text-properties fo:language="en" fo:country="US" officeooo:rsid="07361996" officeooo:paragraph-rsid="07361996" fo:background-color="transparent"/>
    </style:style>
    <style:style style:name="P26" style:family="paragraph" style:parent-style-name="Standard">
      <style:text-properties officeooo:paragraph-rsid="074e4cff"/>
    </style:style>
    <style:style style:name="P27" style:family="paragraph" style:parent-style-name="Standard">
      <style:text-properties officeooo:paragraph-rsid="073a1ff6"/>
    </style:style>
    <style:style style:name="P28" style:family="paragraph" style:parent-style-name="Standard">
      <style:text-properties fo:language="en" fo:country="US" officeooo:rsid="0726fa4b" officeooo:paragraph-rsid="073a1ff6" fo:background-color="transparent"/>
    </style:style>
    <style:style style:name="P29" style:family="paragraph" style:parent-style-name="Standard">
      <style:text-properties fo:language="en" fo:country="US" fo:font-weight="normal" officeooo:rsid="05b3289d" officeooo:paragraph-rsid="0726fa4b" fo:background-color="transparent" style:font-weight-asian="normal" style:font-weight-complex="normal"/>
    </style:style>
    <style:style style:name="P30" style:family="paragraph" style:parent-style-name="Standard">
      <style:text-properties officeooo:paragraph-rsid="05c96408"/>
    </style:style>
    <style:style style:name="P31" style:family="paragraph" style:parent-style-name="Standard">
      <style:text-properties fo:font-size="6pt" fo:language="en" fo:country="US" fo:font-weight="bold" officeooo:rsid="001e4eb8" officeooo:paragraph-rsid="05c96408" style:font-size-asian="6pt" style:font-weight-asian="bold" style:font-size-complex="6pt" style:font-weight-complex="bold"/>
    </style:style>
    <style:style style:name="P32" style:family="paragraph" style:parent-style-name="Standard">
      <style:text-properties officeooo:paragraph-rsid="073d24e1"/>
    </style:style>
    <style:style style:name="P33" style:family="paragraph" style:parent-style-name="Standard">
      <style:text-properties fo:language="en" fo:country="US" officeooo:rsid="0726fa4b" officeooo:paragraph-rsid="06bbe03c" fo:background-color="transparent"/>
    </style:style>
    <style:style style:name="P34" style:family="paragraph" style:parent-style-name="Standard">
      <style:text-properties fo:language="en" fo:country="US" officeooo:rsid="073e220e" officeooo:paragraph-rsid="073e57fc" fo:background-color="transparent"/>
    </style:style>
    <style:style style:name="P35" style:family="paragraph" style:parent-style-name="Standard">
      <style:text-properties officeooo:paragraph-rsid="074ee78b"/>
    </style:style>
    <style:style style:name="P36" style:family="paragraph" style:parent-style-name="Standard">
      <style:text-properties officeooo:paragraph-rsid="073fc59b"/>
    </style:style>
    <style:style style:name="P37" style:family="paragraph" style:parent-style-name="Standard">
      <style:text-properties officeooo:paragraph-rsid="0716344c"/>
    </style:style>
    <style:style style:name="P38" style:family="paragraph" style:parent-style-name="Standard">
      <style:text-properties fo:language="en" fo:country="US" fo:font-weight="normal" officeooo:rsid="06751036" officeooo:paragraph-rsid="06751036" fo:background-color="transparent" style:font-weight-asian="normal" style:font-weight-complex="normal"/>
    </style:style>
    <style:style style:name="P39" style:family="paragraph" style:parent-style-name="Standard">
      <style:text-properties fo:color="#999999" loext:opacity="100%" fo:language="en" fo:country="US" fo:font-weight="bold" officeooo:rsid="003b1ec5" officeooo:paragraph-rsid="05c96408" style:font-weight-asian="bold" style:font-weight-complex="bold"/>
    </style:style>
    <style:style style:name="P40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41" style:family="paragraph" style:parent-style-name="Standard">
      <style:text-properties officeooo:paragraph-rsid="049fc303"/>
    </style:style>
    <style:style style:name="P42" style:family="paragraph" style:parent-style-name="Standard">
      <style:text-properties fo:language="en" fo:country="US" officeooo:rsid="003b1ec5" officeooo:paragraph-rsid="049fc303"/>
    </style:style>
    <style:style style:name="P43" style:family="paragraph" style:parent-style-name="Text_20_body">
      <style:text-properties officeooo:paragraph-rsid="06fd0dfe"/>
    </style:style>
    <style:style style:name="P44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5ff6939" officeooo:paragraph-rsid="05ff6939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color="#999999" loext:opacity="100%" fo:font-size="10pt" fo:language="en" fo:country="US" fo:font-weight="bold" officeooo:rsid="0032f19b" officeooo:paragraph-rsid="05ff6939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43d0fb"/>
    </style:style>
    <style:style style:name="T2" style:family="text">
      <style:text-properties fo:language="en" fo:country="US" officeooo:rsid="00136227"/>
    </style:style>
    <style:style style:name="T3" style:family="text">
      <style:text-properties fo:language="en" fo:country="US" fo:font-weight="bold" officeooo:rsid="00ab4647" fo:background-color="#fff200" loext:char-shading-value="0" style:font-weight-asian="bold" style:font-weight-complex="bold"/>
    </style:style>
    <style:style style:name="T4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5" style:family="text">
      <style:text-properties fo:language="en" fo:country="US" fo:font-weight="bold" officeooo:rsid="00136227" style:font-weight-asian="bold" style:font-weight-complex="bold"/>
    </style:style>
    <style:style style:name="T6" style:family="text">
      <style:text-properties fo:language="en" fo:country="US" fo:font-weight="bold" officeooo:rsid="00d88c8c" style:font-weight-asian="bold" style:font-weight-complex="bold"/>
    </style:style>
    <style:style style:name="T7" style:family="text">
      <style:text-properties fo:language="en" fo:country="US" fo:font-weight="bold" officeooo:rsid="0032ee51" style:font-weight-asian="bold" style:font-weight-complex="bold"/>
    </style:style>
    <style:style style:name="T8" style:family="text">
      <style:text-properties fo:language="en" fo:country="US" fo:font-weight="normal" officeooo:rsid="0032ee51" style:font-weight-asian="normal" style:font-weight-complex="normal"/>
    </style:style>
    <style:style style:name="T9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10" style:family="text">
      <style:text-properties fo:language="en" fo:country="US" fo:font-weight="bold" officeooo:rsid="07089210" fo:background-color="#fff200" loext:char-shading-value="0" style:font-weight-asian="bold" style:font-weight-complex="bold"/>
    </style:style>
    <style:style style:name="T11" style:family="text">
      <style:text-properties fo:language="en" fo:country="US" fo:font-weight="bold" officeooo:rsid="071e32a1" fo:background-color="#fff200" loext:char-shading-value="0" style:font-weight-asian="bold" style:font-weight-complex="bold"/>
    </style:style>
    <style:style style:name="T12" style:family="text">
      <style:text-properties fo:language="en" fo:country="US" fo:font-weight="normal" officeooo:rsid="00d88c8c" style:font-weight-asian="normal" style:font-weight-complex="normal"/>
    </style:style>
    <style:style style:name="T1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4" style:family="text">
      <style:text-properties fo:language="en" fo:country="US" fo:font-weight="normal" officeooo:rsid="0743e394" fo:background-color="#dddddd" loext:char-shading-value="0" style:font-weight-asian="normal" style:font-weight-complex="normal"/>
    </style:style>
    <style:style style:name="T15" style:family="text">
      <style:text-properties fo:language="en" fo:country="US" fo:font-weight="normal" officeooo:rsid="06bbe03c" style:font-weight-asian="normal" style:font-weight-complex="normal"/>
    </style:style>
    <style:style style:name="T16" style:family="text">
      <style:text-properties fo:language="en" fo:country="US" fo:font-weight="normal" officeooo:rsid="05b3a9b3" style:font-weight-asian="normal" style:font-weight-complex="normal"/>
    </style:style>
    <style:style style:name="T17" style:family="text">
      <style:text-properties fo:language="en" fo:country="US" fo:font-weight="normal" officeooo:rsid="0661f9f5" style:font-weight-asian="normal" style:font-weight-complex="normal"/>
    </style:style>
    <style:style style:name="T18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9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0" style:family="text">
      <style:text-properties fo:language="en" fo:country="US" fo:font-weight="bold" officeooo:rsid="071e32a1" fo:background-color="#dddddd" loext:char-shading-value="0" style:font-weight-asian="bold" style:font-weight-complex="bold"/>
    </style:style>
    <style:style style:name="T21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2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23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24" style:family="text">
      <style:text-properties fo:color="#999999" loext:opacity="100%" fo:font-weight="bold" officeooo:rsid="001e4eb8" style:font-weight-asian="bold" style:font-weight-complex="bold"/>
    </style:style>
    <style:style style:name="T25" style:family="text">
      <style:text-properties fo:color="#999999" loext:opacity="100%" fo:font-weight="bold" officeooo:rsid="00373dfb" style:font-weight-asian="bold" style:font-weight-complex="bold"/>
    </style:style>
    <style:style style:name="T26" style:family="text">
      <style:text-properties fo:color="#999999" loext:opacity="100%" fo:font-weight="bold" officeooo:rsid="01ebd016" style:font-weight-asian="bold" style:font-weight-complex="bold"/>
    </style:style>
    <style:style style:name="T27" style:family="text">
      <style:text-properties fo:color="#999999" loext:opacity="100%" fo:font-weight="bold" officeooo:rsid="0635d95a" style:font-weight-asian="bold" style:font-weight-complex="bold"/>
    </style:style>
    <style:style style:name="T28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29" style:family="text">
      <style:text-properties fo:language="en" fo:country="US" fo:font-weight="bold" officeooo:rsid="05be7d77" fo:background-color="#fff200" loext:char-shading-value="0" style:font-weight-asian="bold" style:font-weight-complex="bold"/>
    </style:style>
    <style:style style:name="T30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32" style:family="text">
      <style:text-properties fo:language="en" fo:country="US" fo:font-weight="normal" officeooo:rsid="074c0cdd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6dad979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71e32a1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6ebdd41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74ffb53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39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41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language="en" fo:country="US"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44" style:family="text">
      <style:text-properties fo:language="en" fo:country="US" fo:font-style="normal" fo:font-weight="normal" officeooo:rsid="04758f42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46" style:family="text">
      <style:text-properties fo:language="en" fo:country="US" fo:font-weight="normal" officeooo:rsid="05be7d77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bold" officeooo:rsid="05be7d77" fo:background-color="transparent" loext:char-shading-value="0" style:font-weight-asian="bold" style:font-weight-complex="bold"/>
    </style:style>
    <style:style style:name="T48" style:family="text">
      <style:text-properties fo:language="en" fo:country="US" fo:font-style="normal" fo:font-weight="bold" officeooo:rsid="05be7d77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fo:language="en" fo:country="US" fo:font-style="normal" fo:font-weight="bold" officeooo:rsid="071e32a1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fo:language="en" fo:country="US" fo:font-style="normal" fo:font-weight="normal" officeooo:rsid="06e0ce76" fo:background-color="#dddddd" loext:char-shading-value="0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weight="normal" officeooo:rsid="06b3f4c5" fo:background-color="transparent" loext:char-shading-value="0" style:font-weight-asian="normal" style:font-weight-complex="normal"/>
    </style:style>
    <style:style style:name="T52" style:family="text">
      <style:text-properties fo:language="en" fo:country="US" fo:font-style="normal" fo:font-weight="normal" officeooo:rsid="074c0d8f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74da219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6e0ce76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bold" officeooo:rsid="06e0ce76" fo:background-color="transparent" loext:char-shading-value="0" style:font-style-asian="normal" style:font-weight-asian="bold" style:font-style-complex="normal" style:font-weight-complex="bold"/>
    </style:style>
    <style:style style:name="T56" style:family="text">
      <style:text-properties fo:language="en" fo:country="US" fo:font-style="normal" fo:font-weight="normal" officeooo:rsid="06dad979" fo:background-color="#dddddd" loext:char-shading-value="0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bold" officeooo:rsid="06e0ce76" fo:background-color="#dddddd" loext:char-shading-value="0" style:font-style-asian="normal" style:font-weight-asian="bold" style:font-style-complex="normal" style:font-weight-complex="bold"/>
    </style:style>
    <style:style style:name="T58" style:family="text">
      <style:text-properties fo:language="en" fo:country="US" fo:font-weight="normal" officeooo:rsid="07089210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bold" officeooo:rsid="072009ae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7089210" fo:background-color="transparent" loext:char-shading-value="0" style:font-weight-asian="bold" style:font-weight-complex="bold"/>
    </style:style>
    <style:style style:name="T61" style:family="text">
      <style:text-properties fo:language="en" fo:country="US" fo:font-style="normal" fo:font-weight="normal" officeooo:rsid="0721b05b" fo:background-color="#dddddd" loext:char-shading-value="0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weight="normal" officeooo:rsid="072009ae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721b05b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bold" officeooo:rsid="05b3289d" fo:background-color="transparent" loext:char-shading-value="0" style:font-weight-asian="bold" style:font-weight-complex="bold"/>
    </style:style>
    <style:style style:name="T65" style:family="text">
      <style:text-properties fo:language="en" fo:country="US" fo:font-weight="normal" officeooo:rsid="074da219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bold" officeooo:rsid="071e32a1" fo:background-color="transparent" loext:char-shading-value="0" style:font-weight-asian="bold" style:font-weight-complex="bold"/>
    </style:style>
    <style:style style:name="T68" style:family="text">
      <style:text-properties fo:language="en" fo:country="US" fo:font-weight="normal" officeooo:rsid="0741cabd" fo:background-color="transparent" loext:char-shading-value="0" style:font-weight-asian="normal" style:font-weight-complex="normal"/>
    </style:style>
    <style:style style:name="T69" style:family="text">
      <style:text-properties fo:language="en" fo:country="US" fo:font-style="normal" fo:font-weight="normal" officeooo:rsid="074da219" fo:background-color="#dddddd" loext:char-shading-value="0" style:font-style-asian="normal" style:font-weight-asian="normal" style:font-style-complex="normal" style:font-weight-complex="normal"/>
    </style:style>
    <style:style style:name="T70" style:family="text">
      <style:text-properties fo:language="en" fo:country="US" fo:background-color="transparent" loext:char-shading-value="0"/>
    </style:style>
    <style:style style:name="T71" style:family="text">
      <style:text-properties fo:language="en" fo:country="US" officeooo:rsid="07099d6a" fo:background-color="transparent" loext:char-shading-value="0"/>
    </style:style>
    <style:style style:name="T72" style:family="text">
      <style:text-properties fo:language="en" fo:country="US" fo:font-weight="bold" officeooo:rsid="07099d6a" fo:background-color="transparent" loext:char-shading-value="0" style:font-weight-asian="bold" style:font-weight-complex="bold"/>
    </style:style>
    <style:style style:name="T73" style:family="text">
      <style:text-properties fo:language="en" fo:country="US" officeooo:rsid="0721b05b" fo:background-color="transparent" loext:char-shading-value="0"/>
    </style:style>
    <style:style style:name="T74" style:family="text">
      <style:text-properties fo:language="en" fo:country="US" officeooo:rsid="07426bbb" fo:background-color="transparent" loext:char-shading-value="0"/>
    </style:style>
    <style:style style:name="T75" style:family="text">
      <style:text-properties fo:font-style="italic" officeooo:rsid="0721b05b" style:font-style-asian="italic" style:font-style-complex="italic"/>
    </style:style>
    <style:style style:name="T76" style:family="text">
      <style:text-properties fo:font-style="italic" officeooo:rsid="070ba649" style:font-style-asian="italic" style:font-style-complex="italic"/>
    </style:style>
    <style:style style:name="T77" style:family="text">
      <style:text-properties officeooo:rsid="0721b05b"/>
    </style:style>
    <style:style style:name="T78" style:family="text">
      <style:text-properties fo:font-weight="bold" officeooo:rsid="0721b05b" style:font-weight-asian="bold" style:font-weight-complex="bold"/>
    </style:style>
    <style:style style:name="T79" style:family="text">
      <style:text-properties fo:language="en" fo:country="US" fo:font-weight="bold" officeooo:rsid="070ba649" fo:background-color="transparent" loext:char-shading-value="0" style:font-weight-asian="bold" style:font-weight-complex="bold"/>
    </style:style>
    <style:style style:name="T80" style:family="text">
      <style:text-properties fo:font-style="italic" fo:font-weight="bold" officeooo:rsid="0721b05b" style:font-style-asian="italic" style:font-weight-asian="bold" style:font-style-complex="italic" style:font-weight-complex="bold"/>
    </style:style>
    <style:style style:name="T81" style:family="text">
      <style:text-properties fo:language="en" fo:country="US" fo:font-style="italic" fo:font-weight="bold" officeooo:rsid="070ba649" fo:background-color="transparent" loext:char-shading-value="0" style:font-style-asian="italic" style:font-weight-asian="bold" style:font-style-complex="italic" style:font-weight-complex="bold"/>
    </style:style>
    <style:style style:name="T82" style:family="text">
      <style:text-properties fo:language="en" fo:country="US" officeooo:rsid="07221de9" fo:background-color="transparent" loext:char-shading-value="0"/>
    </style:style>
    <style:style style:name="T83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84" style:family="text">
      <style:text-properties fo:language="en" fo:country="US" fo:font-weight="bold" officeooo:rsid="0721ca41" fo:background-color="transparent" loext:char-shading-value="0" style:font-weight-asian="bold" style:font-weight-complex="bold"/>
    </style:style>
    <style:style style:name="T85" style:family="text">
      <style:text-properties fo:language="en" fo:country="US" officeooo:rsid="0721ca41" fo:background-color="transparent" loext:char-shading-value="0"/>
    </style:style>
    <style:style style:name="T86" style:family="text">
      <style:text-properties officeooo:rsid="0721ca41"/>
    </style:style>
    <style:style style:name="T87" style:family="text">
      <style:text-properties officeooo:rsid="0722b876"/>
    </style:style>
    <style:style style:name="T88" style:family="text">
      <style:text-properties fo:language="en" fo:country="US" officeooo:rsid="07484aa6" fo:background-color="transparent" loext:char-shading-value="0"/>
    </style:style>
    <style:style style:name="T89" style:family="text">
      <style:text-properties fo:language="en" fo:country="US" fo:font-style="italic" fo:font-weight="bold" officeooo:rsid="07099d6a" fo:background-color="transparent" loext:char-shading-value="0" style:font-style-asian="italic" style:font-weight-asian="bold" style:font-style-complex="italic" style:font-weight-complex="bold"/>
    </style:style>
    <style:style style:name="T90" style:family="text">
      <style:text-properties fo:language="en" fo:country="US" officeooo:rsid="07247174" fo:background-color="transparent" loext:char-shading-value="0"/>
    </style:style>
    <style:style style:name="T91" style:family="text">
      <style:text-properties fo:language="en" fo:country="US" fo:font-style="italic" fo:font-weight="bold" officeooo:rsid="07247174" fo:background-color="transparent" loext:char-shading-value="0" style:font-style-asian="italic" style:font-weight-asian="bold" style:font-style-complex="italic" style:font-weight-complex="bold"/>
    </style:style>
    <style:style style:name="T92" style:family="text">
      <style:text-properties fo:language="en" fo:country="US" officeooo:rsid="0726fa4b" fo:background-color="transparent" loext:char-shading-value="0"/>
    </style:style>
    <style:style style:name="T93" style:family="text">
      <style:text-properties fo:language="en" fo:country="US" officeooo:rsid="07503d8d" fo:background-color="transparent" loext:char-shading-value="0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normal" officeooo:rsid="06bfc140" style:font-weight-asian="normal" style:font-weight-complex="normal"/>
    </style:style>
    <style:style style:name="T96" style:family="text">
      <style:text-properties fo:font-style="italic" fo:font-weight="bold" officeooo:rsid="06bfc140" style:font-style-asian="italic" style:font-weight-asian="bold" style:font-style-complex="italic" style:font-weight-complex="bold"/>
    </style:style>
    <style:style style:name="T97" style:family="text">
      <style:text-properties fo:color="#999999" loext:opacity="100%" fo:font-style="normal" fo:font-weight="normal" officeooo:rsid="028af2ba" style:font-style-asian="normal" style:font-weight-asian="normal" style:font-style-complex="normal" style:font-weight-complex="normal"/>
    </style:style>
    <style:style style:name="T98" style:family="text">
      <style:text-properties fo:color="#999999" loext:opacity="100%" fo:font-style="normal" fo:font-weight="normal" officeooo:rsid="03bb9eb9" style:font-style-asian="normal" style:font-weight-asian="normal" style:font-style-complex="normal" style:font-weight-complex="normal"/>
    </style:style>
    <style:style style:name="T99" style:family="text">
      <style:text-properties fo:font-style="italic" fo:font-weight="bold" officeooo:rsid="06ea08e8" style:font-style-asian="italic" style:font-weight-asian="bold" style:font-style-complex="italic" style:font-weight-complex="bold"/>
    </style:style>
    <style:style style:name="T100" style:family="text">
      <style:text-properties fo:font-weight="normal" officeooo:rsid="072728e2" style:font-weight-asian="normal" style:font-weight-complex="normal"/>
    </style:style>
    <style:style style:name="T101" style:family="text">
      <style:text-properties fo:font-weight="normal" officeooo:rsid="074da219" style:font-weight-asian="normal" style:font-weight-complex="normal"/>
    </style:style>
    <style:style style:name="T102" style:family="text">
      <style:text-properties fo:font-style="italic" fo:font-weight="bold" officeooo:rsid="072728e2" style:font-style-asian="italic" style:font-weight-asian="bold" style:font-style-complex="italic" style:font-weight-complex="bold"/>
    </style:style>
    <style:style style:name="T103" style:family="text">
      <style:text-properties fo:font-weight="normal" officeooo:rsid="06c075c5" style:font-weight-asian="normal" style:font-weight-complex="normal"/>
    </style:style>
    <style:style style:name="T104" style:family="text">
      <style:text-properties fo:font-style="italic" fo:font-weight="bold" officeooo:rsid="06c075c5" style:font-style-asian="italic" style:font-weight-asian="bold" style:font-style-complex="italic" style:font-weight-complex="bold"/>
    </style:style>
    <style:style style:name="T105" style:family="text">
      <style:text-properties fo:font-weight="bold" officeooo:rsid="06bfc140" style:font-weight-asian="bold" style:font-weight-complex="bold"/>
    </style:style>
    <style:style style:name="T106" style:family="text">
      <style:text-properties fo:font-weight="bold" officeooo:rsid="06c075c5" style:font-weight-asian="bold" style:font-weight-complex="bold"/>
    </style:style>
    <style:style style:name="T107" style:family="text">
      <style:text-properties fo:font-style="italic" fo:font-weight="bold" officeooo:rsid="00d88c8c" style:font-style-asian="italic" style:font-weight-asian="bold" style:font-style-complex="italic" style:font-weight-complex="bold"/>
    </style:style>
    <style:style style:name="T108" style:family="text">
      <style:text-properties fo:font-weight="normal" officeooo:rsid="00d88c8c" style:font-weight-asian="normal" style:font-weight-complex="normal"/>
    </style:style>
    <style:style style:name="T109" style:family="text">
      <style:text-properties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110" style:family="text">
      <style:text-properties fo:font-style="normal" fo:font-weight="normal" officeooo:rsid="07299863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bold" officeooo:rsid="07299863" style:font-style-asian="italic" style:font-weight-asian="bold" style:font-style-complex="italic" style:font-weight-complex="bold"/>
    </style:style>
    <style:style style:name="T112" style:family="text">
      <style:text-properties fo:font-style="italic" fo:font-weight="normal" officeooo:rsid="06bfc140" style:font-style-asian="italic" style:font-weight-asian="normal" style:font-style-complex="italic" style:font-weight-complex="normal"/>
    </style:style>
    <style:style style:name="T113" style:family="text">
      <style:text-properties fo:font-style="normal" fo:font-weight="normal" officeooo:rsid="06bfc14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d88c8c" style:font-style-asian="normal" style:font-weight-asian="normal" style:font-style-complex="normal" style:font-weight-complex="normal"/>
    </style:style>
    <style:style style:name="T115" style:family="text">
      <style:text-properties fo:language="en" fo:country="US" fo:font-style="normal" fo:font-weight="normal" officeooo:rsid="07514469" fo:background-color="#dddddd" loext:char-shading-value="0" style:font-style-asian="normal" style:font-weight-asian="normal" style:font-style-complex="normal" style:font-weight-complex="normal"/>
    </style:style>
    <style:style style:name="T116" style:family="text">
      <style:text-properties fo:font-weight="normal" officeooo:rsid="07299863" style:font-weight-asian="normal" style:font-weight-complex="normal"/>
    </style:style>
    <style:style style:name="T117" style:family="text">
      <style:text-properties fo:font-weight="normal" officeooo:rsid="072b06d6" style:font-weight-asian="normal" style:font-weight-complex="normal"/>
    </style:style>
    <style:style style:name="T118" style:family="text">
      <style:text-properties fo:font-style="normal" fo:font-weight="bold" officeooo:rsid="07299863" style:font-style-asian="normal" style:font-weight-asian="bold" style:font-style-complex="normal" style:font-weight-complex="bold"/>
    </style:style>
    <style:style style:name="T119" style:family="text">
      <style:text-properties fo:font-style="italic" fo:font-weight="normal" officeooo:rsid="07299863" style:font-style-asian="italic" style:font-weight-asian="normal" style:font-style-complex="italic" style:font-weight-complex="normal"/>
    </style:style>
    <style:style style:name="T120" style:family="text">
      <style:text-properties fo:language="en" fo:country="US" fo:font-style="italic" fo:font-weight="bold" officeooo:rsid="06e0ce76" fo:background-color="#dddddd" loext:char-shading-value="0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normal" officeooo:rsid="06e0ce76" fo:background-color="#dddddd" loext:char-shading-value="0" style:font-style-asian="italic" style:font-weight-asian="normal" style:font-style-complex="italic" style:font-weight-complex="normal"/>
    </style:style>
    <style:style style:name="T122" style:family="text">
      <style:text-properties fo:language="en" fo:country="US" fo:font-style="normal" fo:font-weight="normal" officeooo:rsid="074e4cff" fo:background-color="#dddddd" loext:char-shading-value="0" style:font-style-asian="normal" style:font-weight-asian="normal" style:font-style-complex="normal" style:font-weight-complex="normal"/>
    </style:style>
    <style:style style:name="T123" style:family="text">
      <style:text-properties fo:font-weight="bold" officeooo:rsid="07299863" style:font-weight-asian="bold" style:font-weight-complex="bold"/>
    </style:style>
    <style:style style:name="T124" style:family="text">
      <style:text-properties fo:language="en" fo:country="US" officeooo:rsid="072cf297" fo:background-color="transparent" loext:char-shading-value="0"/>
    </style:style>
    <style:style style:name="T125" style:family="text">
      <style:text-properties fo:language="en" fo:country="US" fo:font-weight="bold" officeooo:rsid="0726fa4b" fo:background-color="transparent" loext:char-shading-value="0" style:font-weight-asian="bold" style:font-weight-complex="bold"/>
    </style:style>
    <style:style style:name="T126" style:family="text">
      <style:text-properties fo:language="en" fo:country="US" fo:font-weight="normal" officeooo:rsid="06bfc140" fo:background-color="transparent" loext:char-shading-value="0" style:font-weight-asian="normal" style:font-weight-complex="normal"/>
    </style:style>
    <style:style style:name="T127" style:family="text">
      <style:text-properties fo:language="en" fo:country="US" fo:font-weight="normal" officeooo:rsid="072cf297" fo:background-color="transparent" loext:char-shading-value="0" style:font-weight-asian="normal" style:font-weight-complex="normal"/>
    </style:style>
    <style:style style:name="T128" style:family="text">
      <style:text-properties fo:language="en" fo:country="US" fo:font-style="italic" fo:font-weight="bold" officeooo:rsid="0726fa4b" fo:background-color="transparent" loext:char-shading-value="0" style:font-style-asian="italic" style:font-weight-asian="bold" style:font-style-complex="italic" style:font-weight-complex="bold"/>
    </style:style>
    <style:style style:name="T129" style:family="text">
      <style:text-properties fo:language="en" fo:country="US" fo:font-style="normal" fo:font-weight="normal" officeooo:rsid="07299863" fo:background-color="#dddddd" loext:char-shading-value="0" style:font-style-asian="normal" style:font-weight-asian="normal" style:font-style-complex="normal" style:font-weight-complex="normal"/>
    </style:style>
    <style:style style:name="T130" style:family="text">
      <style:text-properties fo:language="en" fo:country="US" officeooo:rsid="07308e31" fo:background-color="transparent" loext:char-shading-value="0"/>
    </style:style>
    <style:style style:name="T131" style:family="text">
      <style:text-properties fo:language="en" fo:country="US" fo:font-weight="bold" officeooo:rsid="07308e31" fo:background-color="transparent" loext:char-shading-value="0" style:font-weight-asian="bold" style:font-weight-complex="bold"/>
    </style:style>
    <style:style style:name="T132" style:family="text">
      <style:text-properties fo:language="en" fo:country="US" fo:font-weight="bold" officeooo:rsid="07328b15" fo:background-color="transparent" loext:char-shading-value="0" style:font-weight-asian="bold" style:font-weight-complex="bold"/>
    </style:style>
    <style:style style:name="T133" style:family="text">
      <style:text-properties fo:language="en" fo:country="US" fo:font-style="italic" fo:font-weight="bold" officeooo:rsid="07328b15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language="en" fo:country="US" officeooo:rsid="07328b15" fo:background-color="transparent" loext:char-shading-value="0"/>
    </style:style>
    <style:style style:name="T135" style:family="text">
      <style:text-properties fo:language="en" fo:country="US" officeooo:rsid="07361996" fo:background-color="transparent" loext:char-shading-value="0"/>
    </style:style>
    <style:style style:name="T136" style:family="text">
      <style:text-properties fo:language="en" fo:country="US" fo:font-style="italic" fo:font-weight="bold" officeooo:rsid="07361996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language="en" fo:country="US" fo:font-weight="bold" officeooo:rsid="07361996" fo:background-color="transparent" loext:char-shading-value="0" style:font-weight-asian="bold" style:font-weight-complex="bold"/>
    </style:style>
    <style:style style:name="T138" style:family="text">
      <style:text-properties fo:language="en" fo:country="US" officeooo:rsid="0752ae68" fo:background-color="transparent" loext:char-shading-value="0"/>
    </style:style>
    <style:style style:name="T139" style:family="text">
      <style:text-properties fo:language="en" fo:country="US" officeooo:rsid="074e4cff" fo:background-color="transparent" loext:char-shading-value="0"/>
    </style:style>
    <style:style style:name="T140" style:family="text">
      <style:text-properties fo:language="en" fo:country="US" fo:font-style="normal" fo:font-weight="normal" officeooo:rsid="07391da3" fo:background-color="#dddddd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bold" officeooo:rsid="074e4cff" fo:background-color="#dddddd" loext:char-shading-value="0" style:font-style-asian="normal" style:font-weight-asian="bold" style:font-style-complex="normal" style:font-weight-complex="bold"/>
    </style:style>
    <style:style style:name="T142" style:family="text">
      <style:text-properties fo:language="en" fo:country="US" officeooo:rsid="07369144" fo:background-color="transparent" loext:char-shading-value="0"/>
    </style:style>
    <style:style style:name="T143" style:family="text">
      <style:text-properties fo:language="en" fo:country="US" fo:font-weight="bold" officeooo:rsid="07369144" fo:background-color="transparent" loext:char-shading-value="0" style:font-weight-asian="bold" style:font-weight-complex="bold"/>
    </style:style>
    <style:style style:name="T144" style:family="text">
      <style:text-properties fo:language="en" fo:country="US" officeooo:rsid="073a1ff6" fo:background-color="transparent" loext:char-shading-value="0"/>
    </style:style>
    <style:style style:name="T145" style:family="text">
      <style:text-properties fo:language="en" fo:country="US" officeooo:rsid="0737e7df" fo:background-color="transparent" loext:char-shading-value="0"/>
    </style:style>
    <style:style style:name="T146" style:family="text">
      <style:text-properties fo:language="en" fo:country="US" fo:font-style="italic" fo:font-weight="bold" officeooo:rsid="0737e7df" fo:background-color="transparent" loext:char-shading-value="0" style:font-style-asian="italic" style:font-weight-asian="bold" style:font-style-complex="italic" style:font-weight-complex="bold"/>
    </style:style>
    <style:style style:name="T147" style:family="text">
      <style:text-properties fo:language="en" fo:country="US" fo:font-style="normal" fo:font-weight="normal" officeooo:rsid="07541971" fo:background-color="#dddddd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726fa4b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officeooo:rsid="07391da3" fo:background-color="transparent" loext:char-shading-value="0"/>
    </style:style>
    <style:style style:name="T150" style:family="text">
      <style:text-properties fo:language="en" fo:country="US" fo:font-weight="bold" officeooo:rsid="073a1ff6" fo:background-color="transparent" loext:char-shading-value="0" style:font-weight-asian="bold" style:font-weight-complex="bold"/>
    </style:style>
    <style:style style:name="T151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52" style:family="text">
      <style:text-properties fo:color="#999999" loext:opacity="100%" fo:language="en" fo:country="US" fo:font-weight="bold" officeooo:rsid="05cc65ea" style:font-weight-asian="bold" style:font-weight-complex="bold"/>
    </style:style>
    <style:style style:name="T153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54" style:family="text">
      <style:text-properties fo:language="en" fo:country="US" fo:font-style="normal" fo:font-weight="normal" officeooo:rsid="07433616" fo:background-color="#dddddd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7175c36" fo:background-color="#dddddd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74ee78b" fo:background-color="#dddddd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5ea94d7" fo:background-color="#dddddd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635d95a" fo:background-color="#dddddd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73a224a" fo:background-color="#dddddd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bold" officeooo:rsid="05ea94d7" fo:background-color="#dddddd" loext:char-shading-value="0" style:font-style-asian="normal" style:font-weight-asian="bold" style:font-style-complex="normal" style:font-weight-complex="bold"/>
    </style:style>
    <style:style style:name="T161" style:family="text">
      <style:text-properties fo:language="en" fo:country="US" fo:font-style="normal" fo:font-weight="bold" officeooo:rsid="0635d95a" fo:background-color="#dddddd" loext:char-shading-value="0" style:font-style-asian="normal" style:font-weight-asian="bold" style:font-style-complex="normal" style:font-weight-complex="bold"/>
    </style:style>
    <style:style style:name="T162" style:family="text">
      <style:text-properties officeooo:rsid="073e57fc"/>
    </style:style>
    <style:style style:name="T163" style:family="text">
      <style:text-properties fo:language="en" fo:country="US" officeooo:rsid="073e57fc" fo:background-color="transparent" loext:char-shading-value="0"/>
    </style:style>
    <style:style style:name="T164" style:family="text">
      <style:text-properties fo:language="en" fo:country="US" fo:font-weight="bold" officeooo:rsid="073e57fc" fo:background-color="transparent" loext:char-shading-value="0" style:font-weight-asian="bold" style:font-weight-complex="bold"/>
    </style:style>
    <style:style style:name="T165" style:family="text">
      <style:text-properties fo:language="en" fo:country="US" fo:font-weight="normal" officeooo:rsid="0716344c" fo:background-color="transparent" loext:char-shading-value="0" style:font-weight-asian="normal" style:font-weight-complex="normal"/>
    </style:style>
    <style:style style:name="T166" style:family="text">
      <style:text-properties fo:language="en" fo:country="US" fo:font-style="italic" fo:font-weight="bold" officeooo:rsid="0716344c" fo:background-color="transparent" loext:char-shading-value="0" style:font-style-asian="italic" style:font-weight-asian="bold" style:font-style-complex="italic" style:font-weight-complex="bold"/>
    </style:style>
    <style:style style:name="T167" style:family="text">
      <style:text-properties fo:language="en" fo:country="US" fo:font-weight="bold" officeooo:rsid="06c63afb" fo:background-color="transparent" loext:char-shading-value="0" style:font-weight-asian="bold" style:font-weight-complex="bold"/>
    </style:style>
    <style:style style:name="T168" style:family="text">
      <style:text-properties fo:language="en" fo:country="US" fo:font-weight="normal" officeooo:rsid="06c63afb" fo:background-color="transparent" loext:char-shading-value="0" style:font-weight-asian="normal" style:font-weight-complex="normal"/>
    </style:style>
    <style:style style:name="T169" style:family="text">
      <style:text-properties fo:language="en" fo:country="US" fo:font-weight="normal" officeooo:rsid="07157dd8" fo:background-color="transparent" loext:char-shading-value="0" style:font-weight-asian="normal" style:font-weight-complex="normal"/>
    </style:style>
    <style:style style:name="T170" style:family="text">
      <style:text-properties fo:language="en" fo:country="US" fo:font-weight="bold" officeooo:rsid="07157dd8" fo:background-color="transparent" loext:char-shading-value="0" style:font-weight-asian="bold" style:font-weight-complex="bold"/>
    </style:style>
    <style:style style:name="T171" style:family="text">
      <style:text-properties fo:language="en" fo:country="US" fo:font-weight="bold" officeooo:rsid="0716344c" fo:background-color="transparent" loext:char-shading-value="0" style:font-weight-asian="bold" style:font-weight-complex="bold"/>
    </style:style>
    <style:style style:name="T172" style:family="text">
      <style:text-properties fo:language="en" fo:country="US" officeooo:rsid="073f36aa" fo:background-color="transparent" loext:char-shading-value="0"/>
    </style:style>
    <style:style style:name="T173" style:family="text">
      <style:text-properties fo:language="en" fo:country="US" fo:font-weight="bold" officeooo:rsid="073f36aa" fo:background-color="transparent" loext:char-shading-value="0" style:font-weight-asian="bold" style:font-weight-complex="bold"/>
    </style:style>
    <style:style style:name="T174" style:family="text">
      <style:text-properties fo:language="en" fo:country="US" fo:font-style="normal" fo:font-weight="normal" officeooo:rsid="073f36aa" fo:background-color="#dddddd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italic" fo:font-weight="bold" officeooo:rsid="073f36aa" fo:background-color="transparent" loext:char-shading-value="0" style:font-style-asian="italic" style:font-weight-asian="bold" style:font-style-complex="italic" style:font-weight-complex="bold"/>
    </style:style>
    <style:style style:name="T176" style:family="text">
      <style:text-properties fo:language="en" fo:country="US" fo:font-style="italic" fo:font-weight="normal" officeooo:rsid="0726fa4b" fo:background-color="transparent" loext:char-shading-value="0" style:font-style-asian="italic" style:font-weight-asian="normal" style:font-style-complex="italic" style:font-weight-complex="normal"/>
    </style:style>
    <style:style style:name="T177" style:family="text">
      <style:text-properties fo:language="en" fo:country="US" officeooo:rsid="074ee78b" fo:background-color="transparent" loext:char-shading-value="0"/>
    </style:style>
    <style:style style:name="T178" style:family="text">
      <style:text-properties fo:language="en" fo:country="US" officeooo:rsid="0755dcf1" fo:background-color="transparent" loext:char-shading-value="0"/>
    </style:style>
    <style:style style:name="T179" style:family="text">
      <style:text-properties fo:language="en" fo:country="US" fo:font-style="italic" fo:font-weight="bold" officeooo:rsid="074ee78b" fo:background-color="transparent" loext:char-shading-value="0" style:font-style-asian="italic" style:font-weight-asian="bold" style:font-style-complex="italic" style:font-weight-complex="bold"/>
    </style:style>
    <style:style style:name="T180" style:family="text">
      <style:text-properties fo:language="en" fo:country="US" officeooo:rsid="073fc59b" fo:background-color="transparent" loext:char-shading-value="0"/>
    </style:style>
    <style:style style:name="T181" style:family="text">
      <style:text-properties fo:language="en" fo:country="US" fo:font-weight="normal" officeooo:rsid="06d064e6" fo:background-color="transparent" loext:char-shading-value="0" style:font-weight-asian="normal" style:font-weight-complex="normal"/>
    </style:style>
    <style:style style:name="T182" style:family="text">
      <style:text-properties fo:language="en" fo:country="US" officeooo:rsid="00704232"/>
    </style:style>
    <style:style style:name="T183" style:family="text">
      <style:text-properties fo:language="en" fo:country="US" fo:font-weight="bold" officeooo:rsid="008ceef7" style:font-weight-asian="bold" style:font-weight-complex="bold"/>
    </style:style>
    <style:style style:name="T184" style:family="text">
      <style:text-properties fo:language="en" fo:country="US" fo:font-weight="bold" officeooo:rsid="010b0b47" style:font-weight-asian="bold" style:font-weight-complex="bold"/>
    </style:style>
    <style:style style:name="T185" style:family="text">
      <style:text-properties fo:language="en" fo:country="US" officeooo:rsid="00bb70dd"/>
    </style:style>
    <style:style style:name="T186" style:family="text">
      <style:text-properties fo:language="en" fo:country="US" fo:font-weight="bold" officeooo:rsid="00704232" style:font-weight-asian="bold" style:font-weight-complex="bold"/>
    </style:style>
    <style:style style:name="T187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188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189" style:family="text">
      <style:text-properties fo:language="en" fo:country="US" fo:font-weight="bold" officeooo:rsid="0727b6e7" fo:background-color="#fff200" loext:char-shading-value="0" style:font-weight-asian="bold" style:font-weight-complex="bold"/>
    </style:style>
    <style:style style:name="T190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91" style:family="text">
      <style:text-properties fo:language="en" fo:country="US" fo:font-weight="bold" officeooo:rsid="07136633" fo:background-color="#fff200" loext:char-shading-value="0" style:font-weight-asian="bold" style:font-weight-complex="bold"/>
    </style:style>
    <style:style style:name="T192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193" style:family="text">
      <style:text-properties fo:language="en" fo:country="US" fo:font-weight="bold" officeooo:rsid="007f05cd" fo:background-color="#fff200" loext:char-shading-value="0" style:font-weight-asian="bold" style:font-weight-complex="bold"/>
    </style:style>
    <style:style style:name="T194" style:family="text">
      <style:text-properties officeooo:rsid="06ae9e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<text:span text:style-name="T1">Intro</text:span> ###</text:p>
      <text:p text:style-name="P2"/>
      <text:p text:style-name="P3"><text:span text:style-name="T2">Here are some </text:span><text:span text:style-name="T3">Java </text:span><text:span text:style-name="T4">IDE</text:span><text:span text:style-name="T5"> </text:span><text:span text:style-name="T6">improvements </text:span><text:span text:style-name="T7">of </text:span><text:span text:style-name="T8">Eclipse </text:span><text:span text:style-name="T9">202</text:span><text:span text:style-name="T10">5</text:span><text:span text:style-name="T9">-</text:span><text:span text:style-name="T10">0</text:span><text:span text:style-name="T11">6</text:span><text:span text:style-name="T12">, </text:span><text:span text:style-name="T13">including </text:span><text:span text:style-name="T14">also</text:span><text:span text:style-name="T6"> </text:span><text:span text:style-name="T15">g</text:span><text:span text:style-name="T16">eneral</text:span><text:span text:style-name="T17"> </text:span><text:span text:style-name="T12">improvements, </text:span><text:span text:style-name="T18">improvements </text:span><text:span text:style-name="T13">that have been added </text:span><text:span text:style-name="T19">since the last release in </text:span><text:span text:style-name="T20">March</text:span><text:span text:style-name="T21"> 202</text:span><text:span text:style-name="T20">5</text:span><text:span text:style-name="T19"> </text:span><text:span text:style-name="T13">three months </text:span><text:span text:style-name="T22">ago</text:span><text:span text:style-name="T23">.</text:span></text:p>
      <text:p text:style-name="P4"/>
      <text:p text:style-name="P5"/>
      <text:p text:style-name="P6"><text:span text:style-name="T24">### </text:span><text:span text:style-name="T25">J</text:span><text:span text:style-name="T26">ava</text:span><text:span text:style-name="T27"> </text:span><text:span text:style-name="T24">###</text:span></text:p>
      <text:p text:style-name="P7"/>
      <text:p text:style-name="P8"><text:span text:style-name="T28">Java </text:span><text:span text:style-name="T29">2</text:span><text:span text:style-name="T11">4</text:span><text:span text:style-name="T28"> support</text:span><text:span text:style-name="T30"> i</text:span><text:span text:style-name="T31">s</text:span><text:span text:style-name="T30"> now </text:span><text:span text:style-name="T28">built-in</text:span><text:span text:style-name="T30">. </text:span><text:span text:style-name="T32">T</text:span><text:span text:style-name="T33">o use Java 2</text:span><text:span text:style-name="T34">4</text:span><text:span text:style-name="T33">, </text:span><text:span text:style-name="T34">make </text:span><text:span text:style-name="T35">sure</text:span><text:span text:style-name="T36"> </text:span><text:span text:style-name="T37">that </text:span><text:span text:style-name="T36">in</text:span><text:span text:style-name="T38"> the </text:span><text:span text:style-name="T39">preferences</text:span><text:span text:style-name="T40"> </text:span><text:span text:style-name="T41">[…</text:span><text:span text:style-name="T42">] </text:span><text:span text:style-name="T43">Java</text:span><text:span text:style-name="T40"> </text:span><text:span text:style-name="T41">[…</text:span><text:span text:style-name="T42">]</text:span><text:span text:style-name="T44"> </text:span><text:span text:style-name="T45">Installed JREs</text:span><text:span text:style-name="T38"> </text:span><text:span text:style-name="T46">a </text:span><text:span text:style-name="T47">Java </text:span><text:span text:style-name="T48">2</text:span><text:span text:style-name="T49">4</text:span><text:span text:style-name="T48"> JDK</text:span><text:span text:style-name="T36"> </text:span><text:span text:style-name="T50">that has been installed on your system</text:span><text:span text:style-name="T51"> </text:span><text:span text:style-name="T34">is configured, </text:span><text:span text:style-name="T32">since </text:span><text:span text:style-name="T52">E</text:span><text:span text:style-name="T53">clipse</text:span><text:span text:style-name="T54"> is shipped with </text:span><text:span text:style-name="T55">Java 21</text:span><text:span text:style-name="T54">, </text:span><text:span text:style-name="T50">the latest version </text:span><text:span text:style-name="T56">of</text:span><text:span text:style-name="T50"> Java for which </text:span><text:span text:style-name="T57">long-term support</text:span><text:span text:style-name="T50"> is provided.</text:span><text:span text:style-name="T58"> Java 24 offers new APIs, such as </text:span><text:span text:style-name="T59">s</text:span><text:span text:style-name="T60">tream </text:span><text:span text:style-name="T59">g</text:span><text:span text:style-name="T60">atherers</text:span><text:span text:style-name="T58"> </text:span><text:span text:style-name="T50">for </text:span><text:span text:style-name="T61">stream </text:span><text:span text:style-name="T50">intermediate operations</text:span><text:span text:style-name="T62"> </text:span><text:span text:style-name="T63">o</text:span><text:span text:style-name="T62">r</text:span><text:span text:style-name="T58"> </text:span><text:span text:style-name="T62">the new </text:span><text:span text:style-name="T59">c</text:span><text:span text:style-name="T60">lass-</text:span><text:span text:style-name="T59">f</text:span><text:span text:style-name="T60">ile API</text:span><text:span text:style-name="T58">, </text:span><text:span text:style-name="T62">as well as new implementations</text:span><text:span text:style-name="T58">.</text:span><text:span text:style-name="T64"> </text:span><text:span text:style-name="T65">But it</text:span><text:span text:style-name="T66"> </text:span><text:span text:style-name="T34">does </text:span><text:span text:style-name="T67">not</text:span><text:span text:style-name="T34"> introduce </text:span><text:span text:style-name="T68">new</text:span><text:span text:style-name="T64"> language feature</text:span><text:span text:style-name="T67">s</text:span><text:span text:style-name="T66">. </text:span><text:span text:style-name="T50">Also, the preview </text:span><text:span text:style-name="T69">language </text:span><text:span text:style-name="T50">features are much the same as in Java 23.</text:span></text:p>
      <text:p text:style-name="P9"><text:span text:style-name="T70"/></text:p>
      <text:p text:style-name="P10"><text:span text:style-name="T71">In the </text:span><text:span text:style-name="T72">Java editor</text:span><text:span text:style-name="T71">, </text:span><text:span text:style-name="T28">extended folding</text:span><text:span text:style-name="T71"> </text:span><text:span text:style-name="T73">is now </text:span><text:span text:style-name="T71">enabled by default</text:span><text:span text:style-name="T74">, </text:span><text:span text:style-name="T50">providing folding of code blocks within methods.</text:span></text:p>
      <text:p text:style-name="P10"><text:span text:style-name="T75">E</text:span><text:span text:style-name="T76">xtended folding</text:span><text:span text:style-name="T77"> can be disabled in the </text:span><text:span text:style-name="T78">preferences</text:span><text:span text:style-name="T79"> </text:span><text:span text:style-name="T41">[…</text:span><text:span text:style-name="T42">]</text:span><text:span text:style-name="T79"> </text:span><text:span text:style-name="T80">Java</text:span><text:span text:style-name="T81"> </text:span><text:span text:style-name="T41">[…</text:span><text:span text:style-name="T42">]</text:span><text:span text:style-name="T81"> </text:span><text:span text:style-name="T80">Editor</text:span><text:span text:style-name="T81"> </text:span><text:span text:style-name="T41">[…</text:span><text:span text:style-name="T42">]</text:span><text:span text:style-name="T81"> </text:span><text:span text:style-name="T80">Folding</text:span><text:span text:style-name="T77">.</text:span></text:p>
      <text:p text:style-name="P11"/>
      <text:p text:style-name="P12"><text:span text:style-name="T82">The</text:span><text:span text:style-name="T71"> new </text:span><text:span text:style-name="T83">custom folding regions</text:span><text:span text:style-name="T71"> option is </text:span><text:span text:style-name="T84">disabled by default</text:span><text:span text:style-name="T85">. </text:span><text:span text:style-name="T50">When enabled,</text:span><text:span text:style-name="T86"> you can define additional folding regions in the source code </text:span><text:span text:style-name="T87">using</text:span><text:span text:style-name="T86"> specific start and end tag</text:span><text:span text:style-name="T87">s.</text:span></text:p>
      <text:p text:style-name="P13"/>
      <text:p text:style-name="P14"><text:span text:style-name="T71">The </text:span><text:span text:style-name="T28">folding options</text:span><text:span text:style-name="T71"> can now also be </text:span><text:span text:style-name="T88">set</text:span><text:span text:style-name="T71"> for each </text:span><text:span text:style-name="T28">project</text:span><text:span text:style-name="T71"> individually. This is particularly useful for </text:span><text:span text:style-name="T89">custom folding regions</text:span><text:span text:style-name="T71"> </text:span><text:span text:style-name="T90">with </text:span><text:span text:style-name="T71">project-specific </text:span><text:span text:style-name="T72">start</text:span><text:span text:style-name="T71"> and </text:span><text:span text:style-name="T72">end tags</text:span><text:span text:style-name="T71">: </text:span><text:span text:style-name="T90">In </text:span><text:span text:style-name="T91">Project</text:span><text:span text:style-name="T81"> </text:span><text:span text:style-name="T41">[…</text:span><text:span text:style-name="T42">]</text:span><text:span text:style-name="T81"> </text:span><text:span text:style-name="T91">Properties</text:span><text:span text:style-name="T81"> </text:span><text:span text:style-name="T41">[…</text:span><text:span text:style-name="T42">]</text:span><text:span text:style-name="T81"> </text:span><text:span text:style-name="T91">Java Editor</text:span><text:span text:style-name="T81"> </text:span><text:span text:style-name="T41">[…</text:span><text:span text:style-name="T42">]</text:span><text:span text:style-name="T81"> </text:span><text:span text:style-name="T91">Folding,</text:span><text:span text:style-name="T90"> enter your own start and end tags. </text:span><text:span text:style-name="T50">Voilà, the custom folding regions are now based on </text:span><text:span text:style-name="T57">project-specific start</text:span><text:span text:style-name="T50"> and </text:span><text:span text:style-name="T57">end tags</text:span><text:span text:style-name="T50">.</text:span></text:p>
      <text:p text:style-name="P13"/>
      <text:p text:style-name="P15"><text:span text:style-name="T92">The refactoring for </text:span><text:span text:style-name="T28">inlining a method</text:span><text:span text:style-name="T71"> </text:span><text:span text:style-name="T92">has been improved: it </text:span><text:span text:style-name="T93">now also </text:span><text:span text:style-name="T92">works for methods that are called in a lambda expressions</text:span><text:span text:style-name="T81"> </text:span><text:span text:style-name="T41">[…</text:span><text:span text:style-name="T42">]</text:span><text:span text:style-name="T81"> </text:span><text:span text:style-name="T92">or via a method reference.</text:span></text:p>
      <text:p text:style-name="P16"/>
      <text:p text:style-name="P17">There are <text:span text:style-name="T94">two</text:span> new <text:span text:style-name="T94">clean-up</text:span> functions:</text:p>
      <text:p text:style-name="P18"/>
      <text:p text:style-name="P15"><text:span text:style-name="T95">In </text:span><text:span text:style-name="T96">Source</text:span><text:span text:style-name="T95"> </text:span><text:span text:style-name="T97">[…</text:span><text:span text:style-name="T98">]</text:span><text:span text:style-name="T95"> </text:span><text:span text:style-name="T96">Clean </text:span><text:span text:style-name="T99">U</text:span><text:span text:style-name="T96">p</text:span><text:span text:style-name="T95">, </text:span><text:span text:style-name="T97">[…</text:span><text:span text:style-name="T98">]</text:span><text:span text:style-name="T95"> </text:span><text:span text:style-name="T100">use </text:span><text:span text:style-name="T101">a configured profile or use </text:span><text:span text:style-name="T100">a custom profile and hit </text:span><text:span text:style-name="T102">Configure</text:span><text:span text:style-name="T100">. I</text:span><text:span text:style-name="T103">n the </text:span><text:span text:style-name="T96">Clean </text:span><text:span text:style-name="T104">U</text:span><text:span text:style-name="T96">ps</text:span><text:span text:style-name="T105"> </text:span><text:span text:style-name="T106">dialog</text:span><text:span text:style-name="T103">, </text:span><text:span text:style-name="T97">[…</text:span><text:span text:style-name="T98">]</text:span><text:span text:style-name="T95"> </text:span><text:span text:style-name="T103">in the </text:span><text:span text:style-name="T106">tab</text:span><text:span text:style-name="T103"> </text:span><text:span text:style-name="T107">Unnecessary Code</text:span><text:span text:style-name="T108">, </text:span><text:span text:style-name="T100">tick the checkbox</text:span><text:span text:style-name="T103"> </text:span><text:span text:style-name="T109">Remove unnecessary suppress warning tokens</text:span><text:span text:style-name="T108"> </text:span><text:span text:style-name="T100">in order to remove unnecessary suppress warnings</text:span><text:span text:style-name="T108">.</text:span></text:p>
      <text:p text:style-name="P19"/>
      <text:p text:style-name="P20"><text:span text:style-name="T100">In the </text:span><text:span text:style-name="T107">Java Feature </text:span><text:span text:style-name="T110">tab</text:span><text:span text:style-name="T111">,</text:span><text:span text:style-name="T112"> </text:span><text:span text:style-name="T97">[…</text:span><text:span text:style-name="T98">]</text:span><text:span text:style-name="T112"> </text:span><text:span text:style-name="T107">Java 21</text:span><text:span text:style-name="T112"> </text:span><text:span text:style-name="T97">[…</text:span><text:span text:style-name="T98">]</text:span><text:span text:style-name="T113"> </text:span><text:span text:style-name="T110">there is the new clean-up</text:span><text:span text:style-name="T114"> </text:span><text:span text:style-name="T109">Pattern instanceof to Switch</text:span><text:span text:style-name="T100"> </text:span><text:span text:style-name="T50">which </text:span><text:span text:style-name="T115">was</text:span><text:span text:style-name="T50"> introduced in the previous and </text:span><text:span text:style-name="T115">has been </text:span><text:span text:style-name="T50">improved in the current release</text:span><text:span text:style-name="T116">. It turns </text:span><text:span text:style-name="T117">an </text:span><text:span text:style-name="T111">if </text:span><text:span text:style-name="T118">statement</text:span><text:span text:style-name="T119"> </text:span><text:span text:style-name="T50">with multiple </text:span><text:span text:style-name="T120">else-if-</text:span><text:span text:style-name="T57">branches</text:span><text:span text:style-name="T50"> using pattern matching with </text:span><text:span text:style-name="T121">instanceof</text:span><text:span text:style-name="T50"> or </text:span><text:span text:style-name="T122">a </text:span><text:span text:style-name="T50">null check</text:span><text:span text:style-name="T117"> </text:span><text:span text:style-name="T123">into</text:span><text:span text:style-name="T116"> a </text:span><text:span text:style-name="T123">switch expression</text:span><text:span text:style-name="T116">.</text:span></text:p>
      <text:p text:style-name="P16"/>
      <text:p text:style-name="P21">Let's apply the two clean-up functions together.</text:p>
      <text:p text:style-name="P10"><text:span text:style-name="T50">As you can see here,</text:span><text:span text:style-name="T124"> </text:span><text:span text:style-name="T92">unnecessary </text:span><text:span text:style-name="T125">suppress warnings</text:span><text:span text:style-name="T92"> are </text:span><text:span text:style-name="T125">removed </text:span><text:span text:style-name="T41">[…</text:span><text:span text:style-name="T42">]</text:span><text:span text:style-name="T92"> and</text:span><text:span text:style-name="T126"> </text:span><text:span text:style-name="T127">the</text:span><text:span text:style-name="T92"> </text:span><text:span text:style-name="T128">if</text:span><text:span text:style-name="T92"> statement is turned </text:span><text:span text:style-name="T125">into</text:span><text:span text:style-name="T92"> a </text:span><text:span text:style-name="T128">switch</text:span><text:span text:style-name="T92"> expression.</text:span><text:span text:style-name="T129"> </text:span><text:span text:style-name="T50">That's better to read, isn't it?</text:span></text:p>
      <text:p text:style-name="P16"/>
      <text:p text:style-name="P21">There are a couple of useful debugging enhancements.</text:p>
      <text:p text:style-name="P22"/>
      <text:p text:style-name="P23"><text:span text:style-name="T50">In the </text:span><text:span text:style-name="T120">Debug</text:span><text:span text:style-name="T57"> view</text:span><text:span text:style-name="T50">, the stack can be quite deep.</text:span><text:span text:style-name="T130"> In the </text:span><text:span text:style-name="T131">view </text:span><text:span text:style-name="T132">menu</text:span><text:span text:style-name="T130">,</text:span><text:span text:style-name="T92"> </text:span><text:span text:style-name="T41">[…</text:span><text:span text:style-name="T42">]</text:span><text:span text:style-name="T126"> </text:span><text:span text:style-name="T133">Java</text:span><text:span text:style-name="T134"> enable </text:span><text:span text:style-name="T109">Collapse Stack Frames</text:span><text:span text:style-name="T92"> </text:span><text:span text:style-name="T134">to </text:span><text:span text:style-name="T132">collapse</text:span><text:span text:style-name="T134"> all stack frames,</text:span><text:span text:style-name="T92"> </text:span><text:span text:style-name="T41">[…</text:span><text:span text:style-name="T42">]</text:span><text:span text:style-name="T126"> </text:span><text:span text:style-name="T130">except those from your code. </text:span><text:span text:style-name="T50">This will help you to focus more on your code. That’s cool, isn’t it?</text:span></text:p>
      <text:p text:style-name="P16"/>
      <text:p text:style-name="P24"><text:span text:style-name="T135">In the </text:span><text:span text:style-name="T136">Variables</text:span><text:span text:style-name="T137"> view</text:span><text:span text:style-name="T135">, you can now </text:span><text:span text:style-name="T137">right-click</text:span><text:span text:style-name="T135"> a variable </text:span><text:span text:style-name="T138">and c</text:span><text:span text:style-name="T135">hoose </text:span><text:span text:style-name="T109">Navigate to Declaration</text:span><text:span text:style-name="T92"> </text:span><text:span text:style-name="T135">to jump to </text:span><text:span text:style-name="T139">where the variable is</text:span><text:span text:style-name="T135"> declar</text:span><text:span text:style-name="T139">ed</text:span><text:span text:style-name="T135">.</text:span></text:p>
      <text:p text:style-name="P25"/>
      <text:p text:style-name="P26"><text:span text:style-name="T50">There is a new property for </text:span><text:span text:style-name="T57">trigger points</text:span><text:span text:style-name="T50"> </text:span><text:span text:style-name="T122">to </text:span><text:span text:style-name="T50">activate breakpoints</text:span><text:span text:style-name="T140"> </text:span><text:span text:style-name="T141">without pausing</text:span><text:span text:style-name="T122"> on the trigger point</text:span><text:span text:style-name="T50">:</text:span><text:span text:style-name="T142"> </text:span><text:span text:style-name="T143">Right-click</text:span><text:span text:style-name="T142"> the trigger </text:span><text:span text:style-name="T144">point</text:span><text:span text:style-name="T142">, </text:span><text:span text:style-name="T145">choose </text:span><text:span text:style-name="T146">Breakpoint Properties</text:span><text:span text:style-name="T142"> </text:span><text:span text:style-name="T135">and </text:span><text:span text:style-name="T50">– instead of </text:span><text:span text:style-name="T140">the preselect</text:span><text:span text:style-name="T147">e</text:span><text:span text:style-name="T140">d</text:span><text:span text:style-name="T50"> </text:span><text:span text:style-name="T121">Suspend thread</text:span><text:span text:style-name="T50"> –</text:span><text:span text:style-name="T145"> choose </text:span><text:span text:style-name="T128">Continue execution on hit</text:span><text:span text:style-name="T148">.</text:span></text:p>
      <text:p text:style-name="P26"><text:span text:style-name="T50">As you can see, the thread </text:span><text:span text:style-name="T141">was n</text:span><text:span text:style-name="T57">ot</text:span><text:span text:style-name="T50"> </text:span><text:span text:style-name="T122">s</text:span><text:span text:style-name="T50">uspend</text:span><text:span text:style-name="T122">ed</text:span><text:span text:style-name="T50"> at the </text:span><text:span text:style-name="T57">trigger point</text:span><text:span text:style-name="T50">, </text:span><text:span text:style-name="T57">but</text:span><text:span text:style-name="T50"> at the </text:span><text:span text:style-name="T57">breakpoint</text:span><text:span text:style-name="T50"> that was activated by the trigger point </text:span><text:span text:style-name="T122">before</text:span><text:span text:style-name="T50">.</text:span></text:p>
      <text:p text:style-name="P16"/>
      <text:p text:style-name="P27"><text:span text:style-name="T149">I</text:span><text:span text:style-name="T92">n </text:span><text:span text:style-name="T149">the </text:span><text:span text:style-name="T128">Breakpoints</text:span><text:span text:style-name="T92"> view, </text:span><text:span text:style-name="T144">trigger points and </text:span><text:span text:style-name="T28">breakpoints can now be renamed</text:span><text:span text:style-name="T144">:</text:span><text:span text:style-name="T92"> </text:span><text:span text:style-name="T144">in the </text:span><text:span text:style-name="T125">right-click</text:span><text:span text:style-name="T92"> menu </text:span><text:span text:style-name="T144">choose</text:span><text:span text:style-name="T92"> </text:span><text:span text:style-name="T128">Label</text:span><text:span text:style-name="T92">. </text:span><text:span text:style-name="T41">[…</text:span><text:span text:style-name="T42">]</text:span><text:span text:style-name="T126"> </text:span><text:span text:style-name="T144">T</text:span><text:span text:style-name="T92">o </text:span><text:span text:style-name="T150">restore</text:span><text:span text:style-name="T92"> the default label, </text:span><text:span text:style-name="T144">enter a</text:span><text:span text:style-name="T92"> </text:span><text:span text:style-name="T125">blank label</text:span><text:span text:style-name="T92">.</text:span></text:p>
      <text:p text:style-name="P28"/>
      <text:p text:style-name="P29"/>
      <text:p text:style-name="P30"><text:span text:style-name="T151">### </text:span><text:span text:style-name="T152">General</text:span><text:span text:style-name="T153"> </text:span><text:span text:style-name="T151">###</text:span></text:p>
      <text:p text:style-name="P31"/>
      <text:p text:style-name="P32"><text:span text:style-name="T154">The renaming of b</text:span><text:span text:style-name="T155">reakpoints </text:span><text:span text:style-name="T154">is a general improvement,</text:span><text:span text:style-name="T155"> also </text:span><text:span text:style-name="T154">available </text:span><text:span text:style-name="T155">when debugging other languages than Java </text:span><text:span text:style-name="T156">in Eclipse</text:span><text:span text:style-name="T155">. In addition to this, there</text:span><text:span text:style-name="T157"> a</text:span><text:span text:style-name="T158">re</text:span><text:span text:style-name="T157"> </text:span><text:span text:style-name="T159">more </text:span><text:span text:style-name="T157">general </text:span><text:span text:style-name="T160">platform improvement</text:span><text:span text:style-name="T161">s</text:span><text:span text:style-name="T157">.</text:span></text:p>
      <text:p text:style-name="P33"/>
      <text:p text:style-name="P34">The Eclipse platform now supports SVG icons <text:span text:style-name="T162">in order to </text:span>display <text:span text:style-name="T162">them</text:span> in the best possible resolution. <text:span text:style-name="T162">M</text:span>ost icons <text:span text:style-name="T162">are </text:span>already included as scalable vector graphics rather than bitmaps.</text:p>
      <text:p text:style-name="P34"/>
      <text:p text:style-name="P35"><text:span text:style-name="T163">On Windows, </text:span><text:span text:style-name="T28">Monitor-specific UI scaling</text:span><text:span text:style-name="T92"> </text:span><text:span text:style-name="T163">is now </text:span><text:span text:style-name="T28">enabled</text:span><text:span text:style-name="T164"> by default</text:span><text:span text:style-name="T163">. It can be disabled </text:span><text:span text:style-name="T165">in </text:span><text:span text:style-name="T166">Window</text:span><text:span text:style-name="T165"> </text:span><text:span text:style-name="T41">[…</text:span><text:span text:style-name="T42">]</text:span><text:span text:style-name="T165"> </text:span><text:span text:style-name="T166">Preferences</text:span><text:span text:style-name="T165"> </text:span><text:span text:style-name="T41">[…</text:span><text:span text:style-name="T42">]</text:span><text:span text:style-name="T165"> </text:span><text:span text:style-name="T166">General</text:span><text:span text:style-name="T165"> </text:span><text:span text:style-name="T41">[…</text:span><text:span text:style-name="T42">]</text:span><text:span text:style-name="T165"> </text:span><text:span text:style-name="T166">Appearance</text:span><text:span text:style-name="T165">. </text:span><text:span text:style-name="T157">When enabled,</text:span><text:span text:style-name="T165"> </text:span><text:span text:style-name="T167">each window</text:span><text:span text:style-name="T168"> is displayed </text:span><text:span text:style-name="T165">using</text:span><text:span text:style-name="T168"> the </text:span><text:span text:style-name="T165">best</text:span><text:span text:style-name="T169"> </text:span><text:span text:style-name="T167">resolution of the monitor</text:span><text:span text:style-name="T168"> </text:span><text:span text:style-name="T169">rather than using the </text:span><text:span text:style-name="T170">same </text:span><text:span text:style-name="T169">resolution for </text:span><text:span text:style-name="T165">all windows, which may be </text:span><text:span text:style-name="T171">lower</text:span><text:span text:style-name="T165">.</text:span></text:p>
      <text:p text:style-name="P28"/>
      <text:p text:style-name="P36"><text:span text:style-name="T172">By </text:span><text:span text:style-name="T173">default</text:span><text:span text:style-name="T172">, </text:span><text:span text:style-name="T173">text files</text:span><text:span text:style-name="T172"> will now be opened with the </text:span><text:span text:style-name="T128">Generic Code Editor</text:span><text:span text:style-name="T92"> </text:span><text:span text:style-name="T174">instead of the Plain Text Editor</text:span><text:span text:style-name="T92">. </text:span><text:span text:style-name="T172">The same applies to new </text:span><text:span text:style-name="T175">Untitled Text Files</text:span><text:span text:style-name="T172">. In contrast to the </text:span><text:span text:style-name="T176">Plain Text Editor</text:span><text:span text:style-name="T172">, the </text:span><text:span text:style-name="T175">Generic Code Editor</text:span><text:span text:style-name="T172"> highlights </text:span><text:span text:style-name="T177">all</text:span><text:span text:style-name="T172"> occurrences of the current</text:span><text:span text:style-name="T178">ly</text:span><text:span text:style-name="T172"> selected word which can be disabled via the </text:span><text:span text:style-name="T175">Toggle Hig</text:span><text:span text:style-name="T179">h</text:span><text:span text:style-name="T175">light</text:span><text:span text:style-name="T172"> icon</text:span><text:span text:style-name="T165"> </text:span><text:span text:style-name="T41">[…</text:span><text:span text:style-name="T42">]</text:span><text:span text:style-name="T165"> </text:span><text:span text:style-name="T172">or </text:span><text:span text:style-name="T180">action. It also provides some folding based on the indentation.</text:span></text:p>
      <text:p text:style-name="P37"><text:span text:style-name="T181"/></text:p>
      <text:p text:style-name="P38"/>
      <text:p text:style-name="P39">### Outro ###</text:p>
      <text:p text:style-name="P40"/>
      <text:p text:style-name="P41"><text:span text:style-name="T182">These were some of the </text:span><text:span text:style-name="T183">Java </text:span><text:span text:style-name="T184">IDE</text:span><text:span text:style-name="T182"> improvements </text:span><text:span text:style-name="T185">of the </text:span><text:span text:style-name="T186">quarterly </text:span><text:span text:style-name="T187">Rolling</text:span><text:span text:style-name="T188"> Release </text:span><text:span text:style-name="T189">June</text:span><text:span text:style-name="T190"> 202</text:span><text:span text:style-name="T191">5</text:span><text:span text:style-name="T182">.</text:span></text:p>
      <text:p text:style-name="P42"/>
      <text:p text:style-name="P43"><text:span text:style-name="T192">Thank</text:span><text:span text:style-name="T193">s</text:span><text:span text:style-name="T192"> for watching and happy coding!</text:span></text:p>
      <text:p text:style-name="P44">___</text:p>
      <text:p text:style-name="P45">Pronunciations:</text:p>
      <text:list text:style-name="L1">
        <text:list-item>
          <text:p text:style-name="P46">Git <text:tab/>/ɡɪt/</text:p>
        </text:list-item>
        <text:list-item>
          <text:p text:style-name="P46">YAML <text:tab/>/ˈjæməl/</text:p>
        </text:list-item>
        <text:list-item>
          <text:p text:style-name="P46">Vue.js <text:tab/>"view" J S</text:p>
        </text:list-item>
        <text:list-item>
          <text:p text:style-name="P46">RISC-V "<text:span text:style-name="T194">risc-five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andard_20__28_WW_29_" style:display-name="Standard (WW)" style:family="paragraph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6-14T08:46:58.207000000</meta:creation-date>
    <dc:date>2025-06-11T10:31:58.800719000</dc:date>
    <meta:editing-duration>P7DT19H26M8S</meta:editing-duration>
    <meta:editing-cycles>1077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34" meta:word-count="791" meta:character-count="4708" meta:non-whitespace-character-count="3950"/>
    <meta:user-defined meta:name="DocumentEncoding">utf-8</meta:user-defined>
    <meta:user-defined meta:name="HTML" meta:value-type="boolean">true</meta:user-defined>
  </office:meta>
</office:document-meta>
</file>